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fo:background-color="transparent" fo:padding="0.71mm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班級</text:p>
          </table:table-cell>
          <table:table-cell office:value-type="string" calcext:value-type="string">
            <text:p>座號</text:p>
          </table:table-cell>
          <table:table-cell office:value-type="string" calcext:value-type="string">
            <text:p>姓名</text:p>
          </table:table-cell>
          <table:table-cell office:value-type="string" calcext:value-type="string">
            <text:p>學習帳號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朱冠穎</text:p>
          </table:table-cell>
          <table:table-cell office:value-type="float" office:value="709631" calcext:value-type="float">
            <text:p>70963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卓彣晉</text:p>
          </table:table-cell>
          <table:table-cell office:value-type="float" office:value="709632" calcext:value-type="float">
            <text:p>70963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劉玟毅</text:p>
          </table:table-cell>
          <table:table-cell office:value-type="float" office:value="709633" calcext:value-type="float">
            <text:p>70963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詹翼竑</text:p>
          </table:table-cell>
          <table:table-cell office:value-type="float" office:value="709634" calcext:value-type="float">
            <text:p>70963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謝承諭</text:p>
          </table:table-cell>
          <table:table-cell office:value-type="float" office:value="709635" calcext:value-type="float">
            <text:p>70963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徐騰展</text:p>
          </table:table-cell>
          <table:table-cell office:value-type="float" office:value="709636" calcext:value-type="float">
            <text:p>70963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徐梓杰</text:p>
          </table:table-cell>
          <table:table-cell office:value-type="float" office:value="709637" calcext:value-type="float">
            <text:p>70963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林浚璋</text:p>
          </table:table-cell>
          <table:table-cell office:value-type="float" office:value="709638" calcext:value-type="float">
            <text:p>70963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廖宣甯</text:p>
          </table:table-cell>
          <table:table-cell office:value-type="float" office:value="709639" calcext:value-type="float">
            <text:p>70963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劉宜珊</text:p>
          </table:table-cell>
          <table:table-cell office:value-type="float" office:value="709640" calcext:value-type="float">
            <text:p>70964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劉錦蓉</text:p>
          </table:table-cell>
          <table:table-cell office:value-type="float" office:value="709641" calcext:value-type="float">
            <text:p>70964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曾丞希</text:p>
          </table:table-cell>
          <table:table-cell office:value-type="float" office:value="709642" calcext:value-type="float">
            <text:p>70964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洪佩筠</text:p>
          </table:table-cell>
          <table:table-cell office:value-type="float" office:value="709643" calcext:value-type="float">
            <text:p>70964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張書齊</text:p>
          </table:table-cell>
          <table:table-cell office:value-type="float" office:value="709645" calcext:value-type="float">
            <text:p>70964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郭佾渼</text:p>
          </table:table-cell>
          <table:table-cell office:value-type="float" office:value="709646" calcext:value-type="float">
            <text:p>70964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高伊岑</text:p>
          </table:table-cell>
          <table:table-cell office:value-type="float" office:value="709647" calcext:value-type="float">
            <text:p>70964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杜采婕</text:p>
          </table:table-cell>
          <table:table-cell office:value-type="float" office:value="709648" calcext:value-type="float">
            <text:p>70964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張祐嘉</text:p>
          </table:table-cell>
          <table:table-cell office:value-type="float" office:value="709649" calcext:value-type="float">
            <text:p>70964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吳昱衡</text:p>
          </table:table-cell>
          <table:table-cell office:value-type="float" office:value="709650" calcext:value-type="float">
            <text:p>70965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古祥佑</text:p>
          </table:table-cell>
          <table:table-cell office:value-type="float" office:value="709651" calcext:value-type="float">
            <text:p>70965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曾立智</text:p>
          </table:table-cell>
          <table:table-cell office:value-type="float" office:value="709652" calcext:value-type="float">
            <text:p>70965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黃燦允</text:p>
          </table:table-cell>
          <table:table-cell office:value-type="float" office:value="709653" calcext:value-type="float">
            <text:p>70965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陳昱瑋</text:p>
          </table:table-cell>
          <table:table-cell office:value-type="float" office:value="709654" calcext:value-type="float">
            <text:p>70965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黃彥承</text:p>
          </table:table-cell>
          <table:table-cell office:value-type="float" office:value="709655" calcext:value-type="float">
            <text:p>70965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張庭和</text:p>
          </table:table-cell>
          <table:table-cell office:value-type="float" office:value="709656" calcext:value-type="float">
            <text:p>70965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林煒芸</text:p>
          </table:table-cell>
          <table:table-cell office:value-type="float" office:value="709657" calcext:value-type="float">
            <text:p>70965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梁芸瑄</text:p>
          </table:table-cell>
          <table:table-cell office:value-type="float" office:value="709658" calcext:value-type="float">
            <text:p>70965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李芷安</text:p>
          </table:table-cell>
          <table:table-cell office:value-type="float" office:value="709659" calcext:value-type="float">
            <text:p>70965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張芸甄</text:p>
          </table:table-cell>
          <table:table-cell office:value-type="float" office:value="709660" calcext:value-type="float">
            <text:p>70966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郭佳昀</text:p>
          </table:table-cell>
          <table:table-cell office:value-type="float" office:value="709661" calcext:value-type="float">
            <text:p>70966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黃雲暄</text:p>
          </table:table-cell>
          <table:table-cell office:value-type="float" office:value="709662" calcext:value-type="float">
            <text:p>70966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陳孟庭</text:p>
          </table:table-cell>
          <table:table-cell office:value-type="float" office:value="709663" calcext:value-type="float">
            <text:p>70966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羅亮鈞</text:p>
          </table:table-cell>
          <table:table-cell office:value-type="float" office:value="709664" calcext:value-type="float">
            <text:p>70966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許硯涵</text:p>
          </table:table-cell>
          <table:table-cell office:value-type="float" office:value="709665" calcext:value-type="float">
            <text:p>70966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林禹成</text:p>
          </table:table-cell>
          <table:table-cell office:value-type="float" office:value="709666" calcext:value-type="float">
            <text:p>70966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張硯捷</text:p>
          </table:table-cell>
          <table:table-cell office:value-type="float" office:value="709667" calcext:value-type="float">
            <text:p>70966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黃泊彥</text:p>
          </table:table-cell>
          <table:table-cell office:value-type="float" office:value="709668" calcext:value-type="float">
            <text:p>70966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羅帷中</text:p>
          </table:table-cell>
          <table:table-cell office:value-type="float" office:value="709669" calcext:value-type="float">
            <text:p>70966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林宏恩</text:p>
          </table:table-cell>
          <table:table-cell office:value-type="float" office:value="709670" calcext:value-type="float">
            <text:p>70967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莫鈜為</text:p>
          </table:table-cell>
          <table:table-cell office:value-type="float" office:value="709671" calcext:value-type="float">
            <text:p>70967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黃嚴毅</text:p>
          </table:table-cell>
          <table:table-cell office:value-type="float" office:value="709672" calcext:value-type="float">
            <text:p>70967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林圻祐</text:p>
          </table:table-cell>
          <table:table-cell office:value-type="float" office:value="709673" calcext:value-type="float">
            <text:p>70967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林威翰</text:p>
          </table:table-cell>
          <table:table-cell office:value-type="float" office:value="709674" calcext:value-type="float">
            <text:p>70967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呂晟浩</text:p>
          </table:table-cell>
          <table:table-cell office:value-type="float" office:value="709675" calcext:value-type="float">
            <text:p>70967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劉品妍</text:p>
          </table:table-cell>
          <table:table-cell office:value-type="float" office:value="709676" calcext:value-type="float">
            <text:p>70967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周佳蓉</text:p>
          </table:table-cell>
          <table:table-cell office:value-type="float" office:value="709677" calcext:value-type="float">
            <text:p>70967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朱家蓁</text:p>
          </table:table-cell>
          <table:table-cell office:value-type="float" office:value="709678" calcext:value-type="float">
            <text:p>70967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羅雨晞</text:p>
          </table:table-cell>
          <table:table-cell office:value-type="float" office:value="709679" calcext:value-type="float">
            <text:p>70967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邱勤雅</text:p>
          </table:table-cell>
          <table:table-cell office:value-type="float" office:value="709680" calcext:value-type="float">
            <text:p>70968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陳瑀歆</text:p>
          </table:table-cell>
          <table:table-cell office:value-type="float" office:value="709681" calcext:value-type="float">
            <text:p>70968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胡語恩</text:p>
          </table:table-cell>
          <table:table-cell office:value-type="float" office:value="709682" calcext:value-type="float">
            <text:p>70968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李沛倢</text:p>
          </table:table-cell>
          <table:table-cell office:value-type="float" office:value="709683" calcext:value-type="float">
            <text:p>70968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黃沛璇</text:p>
          </table:table-cell>
          <table:table-cell office:value-type="float" office:value="709684" calcext:value-type="float">
            <text:p>70968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劉禹彤</text:p>
          </table:table-cell>
          <table:table-cell office:value-type="float" office:value="709685" calcext:value-type="float">
            <text:p>70968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蔡承恩</text:p>
          </table:table-cell>
          <table:table-cell office:value-type="float" office:value="610732" calcext:value-type="float">
            <text:p>61073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羅崟洧</text:p>
          </table:table-cell>
          <table:table-cell office:value-type="float" office:value="610733" calcext:value-type="float">
            <text:p>61073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李冠侑</text:p>
          </table:table-cell>
          <table:table-cell office:value-type="float" office:value="610734" calcext:value-type="float">
            <text:p>61073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張睿峰</text:p>
          </table:table-cell>
          <table:table-cell office:value-type="float" office:value="610735" calcext:value-type="float">
            <text:p>61073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賴泊渝</text:p>
          </table:table-cell>
          <table:table-cell office:value-type="float" office:value="610736" calcext:value-type="float">
            <text:p>61073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王昊瑋</text:p>
          </table:table-cell>
          <table:table-cell office:value-type="float" office:value="610737" calcext:value-type="float">
            <text:p>61073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黃守民</text:p>
          </table:table-cell>
          <table:table-cell office:value-type="float" office:value="610738" calcext:value-type="float">
            <text:p>61073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詹舜貿</text:p>
          </table:table-cell>
          <table:table-cell office:value-type="float" office:value="610739" calcext:value-type="float">
            <text:p>61073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陳琮祐</text:p>
          </table:table-cell>
          <table:table-cell office:value-type="float" office:value="610740" calcext:value-type="float">
            <text:p>61074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劉洪圖</text:p>
          </table:table-cell>
          <table:table-cell office:value-type="float" office:value="610741" calcext:value-type="float">
            <text:p>61074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廖廷瑋</text:p>
          </table:table-cell>
          <table:table-cell office:value-type="float" office:value="610742" calcext:value-type="float">
            <text:p>61074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林呈翰</text:p>
          </table:table-cell>
          <table:table-cell office:value-type="float" office:value="610743" calcext:value-type="float">
            <text:p>61074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張銘杰</text:p>
          </table:table-cell>
          <table:table-cell office:value-type="float" office:value="610745" calcext:value-type="float">
            <text:p>61074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陳亦璇</text:p>
          </table:table-cell>
          <table:table-cell office:value-type="float" office:value="610746" calcext:value-type="float">
            <text:p>61074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張安儀</text:p>
          </table:table-cell>
          <table:table-cell office:value-type="float" office:value="610747" calcext:value-type="float">
            <text:p>61074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林芷伃</text:p>
          </table:table-cell>
          <table:table-cell office:value-type="float" office:value="610748" calcext:value-type="float">
            <text:p>61074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陸琦媚</text:p>
          </table:table-cell>
          <table:table-cell office:value-type="float" office:value="610749" calcext:value-type="float">
            <text:p>61074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羅芊涵</text:p>
          </table:table-cell>
          <table:table-cell office:value-type="float" office:value="610750" calcext:value-type="float">
            <text:p>61075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吳珮慈</text:p>
          </table:table-cell>
          <table:table-cell office:value-type="float" office:value="610751" calcext:value-type="float">
            <text:p>61075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黎品妍</text:p>
          </table:table-cell>
          <table:table-cell office:value-type="float" office:value="610752" calcext:value-type="float">
            <text:p>61075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林紅玉</text:p>
          </table:table-cell>
          <table:table-cell office:value-type="float" office:value="701573" calcext:value-type="float">
            <text:p>70157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劉卉喬</text:p>
          </table:table-cell>
          <table:table-cell office:value-type="float" office:value="610753" calcext:value-type="float">
            <text:p>61075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張皓雲</text:p>
          </table:table-cell>
          <table:table-cell office:value-type="float" office:value="610754" calcext:value-type="float">
            <text:p>61075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王璽翔</text:p>
          </table:table-cell>
          <table:table-cell office:value-type="float" office:value="610755" calcext:value-type="float">
            <text:p>61075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邱子紘</text:p>
          </table:table-cell>
          <table:table-cell office:value-type="float" office:value="610756" calcext:value-type="float">
            <text:p>61075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林承億</text:p>
          </table:table-cell>
          <table:table-cell office:value-type="float" office:value="610757" calcext:value-type="float">
            <text:p>61075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劉威楷</text:p>
          </table:table-cell>
          <table:table-cell office:value-type="float" office:value="610758" calcext:value-type="float">
            <text:p>61075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陸裕棋</text:p>
          </table:table-cell>
          <table:table-cell office:value-type="float" office:value="610759" calcext:value-type="float">
            <text:p>61075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陸瑞壎</text:p>
          </table:table-cell>
          <table:table-cell office:value-type="float" office:value="610760" calcext:value-type="float">
            <text:p>61076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鄭允威</text:p>
          </table:table-cell>
          <table:table-cell office:value-type="float" office:value="610761" calcext:value-type="float">
            <text:p>61076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林宏禧</text:p>
          </table:table-cell>
          <table:table-cell office:value-type="float" office:value="610762" calcext:value-type="float">
            <text:p>61076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郭彧丞</text:p>
          </table:table-cell>
          <table:table-cell office:value-type="float" office:value="610763" calcext:value-type="float">
            <text:p>61076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張閎毅</text:p>
          </table:table-cell>
          <table:table-cell office:value-type="float" office:value="610764" calcext:value-type="float">
            <text:p>61076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鄭允皓</text:p>
          </table:table-cell>
          <table:table-cell office:value-type="float" office:value="610765" calcext:value-type="float">
            <text:p>61076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吳宇昊</text:p>
          </table:table-cell>
          <table:table-cell office:value-type="float" office:value="610766" calcext:value-type="float">
            <text:p>61076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賴虹均</text:p>
          </table:table-cell>
          <table:table-cell office:value-type="float" office:value="610767" calcext:value-type="float">
            <text:p>61076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林書懷</text:p>
          </table:table-cell>
          <table:table-cell office:value-type="float" office:value="610768" calcext:value-type="float">
            <text:p>61076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陳敏華</text:p>
          </table:table-cell>
          <table:table-cell office:value-type="float" office:value="610769" calcext:value-type="float">
            <text:p>61076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陳宥綺</text:p>
          </table:table-cell>
          <table:table-cell office:value-type="float" office:value="610770" calcext:value-type="float">
            <text:p>61077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黃齡誼</text:p>
          </table:table-cell>
          <table:table-cell office:value-type="float" office:value="610771" calcext:value-type="float">
            <text:p>61077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蔡于葇</text:p>
          </table:table-cell>
          <table:table-cell office:value-type="float" office:value="610772" calcext:value-type="float">
            <text:p>61077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黃莉芸</text:p>
          </table:table-cell>
          <table:table-cell office:value-type="float" office:value="610773" calcext:value-type="float">
            <text:p>61077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羅宥潔</text:p>
          </table:table-cell>
          <table:table-cell office:value-type="float" office:value="610774" calcext:value-type="float">
            <text:p>61077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張云禎</text:p>
          </table:table-cell>
          <table:table-cell office:value-type="float" office:value="610775" calcext:value-type="float">
            <text:p>61077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黃旗禾</text:p>
          </table:table-cell>
          <table:table-cell office:value-type="float" office:value="512658" calcext:value-type="float">
            <text:p>51265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張軒穎</text:p>
          </table:table-cell>
          <table:table-cell office:value-type="float" office:value="512662" calcext:value-type="float">
            <text:p>51266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林昱名</text:p>
          </table:table-cell>
          <table:table-cell office:value-type="float" office:value="512663" calcext:value-type="float">
            <text:p>51266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黃柏翊</text:p>
          </table:table-cell>
          <table:table-cell office:value-type="float" office:value="512665" calcext:value-type="float">
            <text:p>51266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張宸瑞</text:p>
          </table:table-cell>
          <table:table-cell office:value-type="float" office:value="512642" calcext:value-type="float">
            <text:p>51264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鄧楷弦</text:p>
          </table:table-cell>
          <table:table-cell office:value-type="float" office:value="512643" calcext:value-type="float">
            <text:p>51264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詹立楓</text:p>
          </table:table-cell>
          <table:table-cell office:value-type="float" office:value="512646" calcext:value-type="float">
            <text:p>51264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劉峻嘉</text:p>
          </table:table-cell>
          <table:table-cell office:value-type="float" office:value="512647" calcext:value-type="float">
            <text:p>512647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鄧丞翔</text:p>
          </table:table-cell>
          <table:table-cell office:value-type="float" office:value="512649" calcext:value-type="float">
            <text:p>51264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劉家妤</text:p>
          </table:table-cell>
          <table:table-cell office:value-type="float" office:value="512668" calcext:value-type="float">
            <text:p>51266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林芷淇</text:p>
          </table:table-cell>
          <table:table-cell office:value-type="float" office:value="512670" calcext:value-type="float">
            <text:p>51267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吳佳縈</text:p>
          </table:table-cell>
          <table:table-cell office:value-type="float" office:value="512671" calcext:value-type="float">
            <text:p>51267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張喬茵</text:p>
          </table:table-cell>
          <table:table-cell office:value-type="float" office:value="512672" calcext:value-type="float">
            <text:p>51267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廖恬希</text:p>
          </table:table-cell>
          <table:table-cell office:value-type="float" office:value="512673" calcext:value-type="float">
            <text:p>51267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高禹晴</text:p>
          </table:table-cell>
          <table:table-cell office:value-type="float" office:value="512674" calcext:value-type="float">
            <text:p>51267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林怡秀</text:p>
          </table:table-cell>
          <table:table-cell office:value-type="float" office:value="512657" calcext:value-type="float">
            <text:p>512657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林宜靚</text:p>
          </table:table-cell>
          <table:table-cell office:value-type="float" office:value="511519" calcext:value-type="float">
            <text:p>511519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廖文亘</text:p>
          </table:table-cell>
          <table:table-cell office:value-type="float" office:value="512659" calcext:value-type="float">
            <text:p>512659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鄧駿宥</text:p>
          </table:table-cell>
          <table:table-cell office:value-type="float" office:value="512660" calcext:value-type="float">
            <text:p>51266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林秉弘</text:p>
          </table:table-cell>
          <table:table-cell office:value-type="float" office:value="512661" calcext:value-type="float">
            <text:p>51266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林鼎皓</text:p>
          </table:table-cell>
          <table:table-cell office:value-type="float" office:value="512664" calcext:value-type="float">
            <text:p>512664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劉奇翰</text:p>
          </table:table-cell>
          <table:table-cell office:value-type="float" office:value="512666" calcext:value-type="float">
            <text:p>51266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劉睿緒</text:p>
          </table:table-cell>
          <table:table-cell office:value-type="float" office:value="512667" calcext:value-type="float">
            <text:p>51266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林瑞凱</text:p>
          </table:table-cell>
          <table:table-cell office:value-type="float" office:value="512640" calcext:value-type="float">
            <text:p>51264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廖梓鈞</text:p>
          </table:table-cell>
          <table:table-cell office:value-type="float" office:value="512641" calcext:value-type="float">
            <text:p>51264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陳聖杰</text:p>
          </table:table-cell>
          <table:table-cell office:value-type="float" office:value="512645" calcext:value-type="float">
            <text:p>51264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林玄昊</text:p>
          </table:table-cell>
          <table:table-cell office:value-type="float" office:value="512650" calcext:value-type="float">
            <text:p>51265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林宥姍</text:p>
          </table:table-cell>
          <table:table-cell office:value-type="float" office:value="512669" calcext:value-type="float">
            <text:p>512669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張家甄</text:p>
          </table:table-cell>
          <table:table-cell office:value-type="float" office:value="512651" calcext:value-type="float">
            <text:p>51265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符芸菥</text:p>
          </table:table-cell>
          <table:table-cell office:value-type="float" office:value="512652" calcext:value-type="float">
            <text:p>51265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張婉柔</text:p>
          </table:table-cell>
          <table:table-cell office:value-type="float" office:value="512653" calcext:value-type="float">
            <text:p>51265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黃妍雅</text:p>
          </table:table-cell>
          <table:table-cell office:value-type="float" office:value="512654" calcext:value-type="float">
            <text:p>512654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洪昕霈</text:p>
          </table:table-cell>
          <table:table-cell office:value-type="float" office:value="512655" calcext:value-type="float">
            <text:p>51265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朱品妍</text:p>
          </table:table-cell>
          <table:table-cell office:value-type="float" office:value="512656" calcext:value-type="float">
            <text:p>512656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謝宇宸</text:p>
          </table:table-cell>
          <table:table-cell office:value-type="float" office:value="414037" calcext:value-type="float">
            <text:p>414037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黃宥睿</text:p>
          </table:table-cell>
          <table:table-cell office:value-type="float" office:value="414038" calcext:value-type="float">
            <text:p>41403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劉峻睿</text:p>
          </table:table-cell>
          <table:table-cell office:value-type="float" office:value="414039" calcext:value-type="float">
            <text:p>414039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鍾昀展</text:p>
          </table:table-cell>
          <table:table-cell office:value-type="float" office:value="414040" calcext:value-type="float">
            <text:p>41404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張修瑜</text:p>
          </table:table-cell>
          <table:table-cell office:value-type="float" office:value="414041" calcext:value-type="float">
            <text:p>414041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洪聖翔</text:p>
          </table:table-cell>
          <table:table-cell office:value-type="float" office:value="414042" calcext:value-type="float">
            <text:p>41404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鄭為澤</text:p>
          </table:table-cell>
          <table:table-cell office:value-type="float" office:value="414043" calcext:value-type="float">
            <text:p>414043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黃柏喬</text:p>
          </table:table-cell>
          <table:table-cell office:value-type="float" office:value="414045" calcext:value-type="float">
            <text:p>41404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洪彣丞</text:p>
          </table:table-cell>
          <table:table-cell office:value-type="float" office:value="414046" calcext:value-type="float">
            <text:p>414046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羅壬宏</text:p>
          </table:table-cell>
          <table:table-cell office:value-type="float" office:value="414047" calcext:value-type="float">
            <text:p>414047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林建宏</text:p>
          </table:table-cell>
          <table:table-cell office:value-type="float" office:value="414048" calcext:value-type="float">
            <text:p>41404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陳藝勻</text:p>
          </table:table-cell>
          <table:table-cell office:value-type="float" office:value="414049" calcext:value-type="float">
            <text:p>414049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黃宥蕎</text:p>
          </table:table-cell>
          <table:table-cell office:value-type="float" office:value="414050" calcext:value-type="float">
            <text:p>41405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郭欣婷</text:p>
          </table:table-cell>
          <table:table-cell office:value-type="float" office:value="414051" calcext:value-type="float">
            <text:p>414051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蔡品蓁</text:p>
          </table:table-cell>
          <table:table-cell office:value-type="float" office:value="414052" calcext:value-type="float">
            <text:p>41405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陸佳棋</text:p>
          </table:table-cell>
          <table:table-cell office:value-type="float" office:value="414053" calcext:value-type="float">
            <text:p>414053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張冠一</text:p>
          </table:table-cell>
          <table:table-cell office:value-type="float" office:value="414054" calcext:value-type="float">
            <text:p>414054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羅房彤</text:p>
          </table:table-cell>
          <table:table-cell office:value-type="float" office:value="414055" calcext:value-type="float">
            <text:p>41405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黃志芳</text:p>
          </table:table-cell>
          <table:table-cell office:value-type="float" office:value="414056" calcext:value-type="float">
            <text:p>414056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邱奕絮</text:p>
          </table:table-cell>
          <table:table-cell office:value-type="float" office:value="414057" calcext:value-type="float">
            <text:p>414057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徐竫淄</text:p>
          </table:table-cell>
          <table:table-cell office:value-type="float" office:value="414058" calcext:value-type="float">
            <text:p>41405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林芷玄</text:p>
          </table:table-cell>
          <table:table-cell office:value-type="float" office:value="414059" calcext:value-type="float">
            <text:p>414059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林季芸</text:p>
          </table:table-cell>
          <table:table-cell office:value-type="float" office:value="414060" calcext:value-type="float">
            <text:p>41406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李依宸</text:p>
          </table:table-cell>
          <table:table-cell office:value-type="float" office:value="414061" calcext:value-type="float">
            <text:p>414061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徐磊</text:p>
          </table:table-cell>
          <table:table-cell office:value-type="float" office:value="414017" calcext:value-type="float">
            <text:p>414017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黃子侑</text:p>
          </table:table-cell>
          <table:table-cell office:value-type="float" office:value="414062" calcext:value-type="float">
            <text:p>414062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劉軒誌</text:p>
          </table:table-cell>
          <table:table-cell office:value-type="float" office:value="414063" calcext:value-type="float">
            <text:p>414063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洪暐翔</text:p>
          </table:table-cell>
          <table:table-cell office:value-type="float" office:value="414064" calcext:value-type="float">
            <text:p>414064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張玉衡</text:p>
          </table:table-cell>
          <table:table-cell office:value-type="float" office:value="414065" calcext:value-type="float">
            <text:p>414065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羅隽弘</text:p>
          </table:table-cell>
          <table:table-cell office:value-type="float" office:value="414066" calcext:value-type="float">
            <text:p>414066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陸品叡</text:p>
          </table:table-cell>
          <table:table-cell office:value-type="float" office:value="414067" calcext:value-type="float">
            <text:p>414067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高嘉佑</text:p>
          </table:table-cell>
          <table:table-cell office:value-type="float" office:value="414068" calcext:value-type="float">
            <text:p>414068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黎哲銓</text:p>
          </table:table-cell>
          <table:table-cell office:value-type="float" office:value="414069" calcext:value-type="float">
            <text:p>414069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陸敬勛</text:p>
          </table:table-cell>
          <table:table-cell office:value-type="float" office:value="414070" calcext:value-type="float">
            <text:p>41407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傅聖文</text:p>
          </table:table-cell>
          <table:table-cell office:value-type="float" office:value="414071" calcext:value-type="float">
            <text:p>41407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林玄洺</text:p>
          </table:table-cell>
          <table:table-cell office:value-type="float" office:value="414072" calcext:value-type="float">
            <text:p>414072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朱品宣</text:p>
          </table:table-cell>
          <table:table-cell office:value-type="float" office:value="414073" calcext:value-type="float">
            <text:p>414073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黃以晴</text:p>
          </table:table-cell>
          <table:table-cell office:value-type="float" office:value="414074" calcext:value-type="float">
            <text:p>414074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管宥晴</text:p>
          </table:table-cell>
          <table:table-cell office:value-type="float" office:value="414075" calcext:value-type="float">
            <text:p>414075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吳佳恩</text:p>
          </table:table-cell>
          <table:table-cell office:value-type="float" office:value="414076" calcext:value-type="float">
            <text:p>414076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郭羽涵</text:p>
          </table:table-cell>
          <table:table-cell office:value-type="float" office:value="414077" calcext:value-type="float">
            <text:p>414077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劉佳怡</text:p>
          </table:table-cell>
          <table:table-cell office:value-type="float" office:value="414078" calcext:value-type="float">
            <text:p>414078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林邑璇</text:p>
          </table:table-cell>
          <table:table-cell office:value-type="float" office:value="414079" calcext:value-type="float">
            <text:p>414079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詹郡娜</text:p>
          </table:table-cell>
          <table:table-cell office:value-type="float" office:value="414080" calcext:value-type="float">
            <text:p>41408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詹茵竹</text:p>
          </table:table-cell>
          <table:table-cell office:value-type="float" office:value="414081" calcext:value-type="float">
            <text:p>41408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詹又溱</text:p>
          </table:table-cell>
          <table:table-cell office:value-type="float" office:value="414082" calcext:value-type="float">
            <text:p>414082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張芷妍</text:p>
          </table:table-cell>
          <table:table-cell office:value-type="float" office:value="414083" calcext:value-type="float">
            <text:p>414083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吳迦楠</text:p>
          </table:table-cell>
          <table:table-cell office:value-type="float" office:value="414084" calcext:value-type="float">
            <text:p>414084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林采諭</text:p>
          </table:table-cell>
          <table:table-cell office:value-type="float" office:value="414085" calcext:value-type="float">
            <text:p>414085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謝佳珍</text:p>
          </table:table-cell>
          <table:table-cell office:value-type="float" office:value="414100" calcext:value-type="float">
            <text:p>41410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劉彥晟</text:p>
          </table:table-cell>
          <table:table-cell office:value-type="float" office:value="315194" calcext:value-type="float">
            <text:p>315194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羅仕政</text:p>
          </table:table-cell>
          <table:table-cell office:value-type="float" office:value="315174" calcext:value-type="float">
            <text:p>315174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羅震桓</text:p>
          </table:table-cell>
          <table:table-cell office:value-type="float" office:value="315212" calcext:value-type="float">
            <text:p>315212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張庭嘉</text:p>
          </table:table-cell>
          <table:table-cell office:value-type="float" office:value="315213" calcext:value-type="float">
            <text:p>315213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羅鴻展</text:p>
          </table:table-cell>
          <table:table-cell office:value-type="float" office:value="315214" calcext:value-type="float">
            <text:p>315214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林祐霆</text:p>
          </table:table-cell>
          <table:table-cell office:value-type="float" office:value="315198" calcext:value-type="float">
            <text:p>315198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莊瑋杰</text:p>
          </table:table-cell>
          <table:table-cell office:value-type="float" office:value="315181" calcext:value-type="float">
            <text:p>315181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鄧丞皓</text:p>
          </table:table-cell>
          <table:table-cell office:value-type="float" office:value="315182" calcext:value-type="float">
            <text:p>315182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廖辛睿</text:p>
          </table:table-cell>
          <table:table-cell office:value-type="float" office:value="315220" calcext:value-type="float">
            <text:p>31522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劉家豪</text:p>
          </table:table-cell>
          <table:table-cell office:value-type="float" office:value="315203" calcext:value-type="float">
            <text:p>315203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洪新惠</text:p>
          </table:table-cell>
          <table:table-cell office:value-type="float" office:value="315221" calcext:value-type="float">
            <text:p>315221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吳玟慧</text:p>
          </table:table-cell>
          <table:table-cell office:value-type="float" office:value="315185" calcext:value-type="float">
            <text:p>315185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王雅妮</text:p>
          </table:table-cell>
          <table:table-cell office:value-type="float" office:value="315205" calcext:value-type="float">
            <text:p>315205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黃巧貽</text:p>
          </table:table-cell>
          <table:table-cell office:value-type="float" office:value="315206" calcext:value-type="float">
            <text:p>315206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劉沄蓁</text:p>
          </table:table-cell>
          <table:table-cell office:value-type="float" office:value="315186" calcext:value-type="float">
            <text:p>315186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廖子函</text:p>
          </table:table-cell>
          <table:table-cell office:value-type="float" office:value="315207" calcext:value-type="float">
            <text:p>315207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張字羚</text:p>
          </table:table-cell>
          <table:table-cell office:value-type="float" office:value="315224" calcext:value-type="float">
            <text:p>315224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邱沛恩</text:p>
          </table:table-cell>
          <table:table-cell office:value-type="float" office:value="315192" calcext:value-type="float">
            <text:p>315192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謝侑廷</text:p>
          </table:table-cell>
          <table:table-cell office:value-type="float" office:value="315173" calcext:value-type="float">
            <text:p>315173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徐瑋巖</text:p>
          </table:table-cell>
          <table:table-cell office:value-type="float" office:value="315176" calcext:value-type="float">
            <text:p>315176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陸祈彣</text:p>
          </table:table-cell>
          <table:table-cell office:value-type="float" office:value="315197" calcext:value-type="float">
            <text:p>315197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張哲毓</text:p>
          </table:table-cell>
          <table:table-cell office:value-type="float" office:value="315178" calcext:value-type="float">
            <text:p>315178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廖廷軒</text:p>
          </table:table-cell>
          <table:table-cell office:value-type="float" office:value="315215" calcext:value-type="float">
            <text:p>315215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徐文德</text:p>
          </table:table-cell>
          <table:table-cell office:value-type="float" office:value="315180" calcext:value-type="float">
            <text:p>31518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鄧任凱</text:p>
          </table:table-cell>
          <table:table-cell office:value-type="float" office:value="315183" calcext:value-type="float">
            <text:p>315183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劉開晨</text:p>
          </table:table-cell>
          <table:table-cell office:value-type="float" office:value="315219" calcext:value-type="float">
            <text:p>315219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劉義楷</text:p>
          </table:table-cell>
          <table:table-cell office:value-type="float" office:value="315200" calcext:value-type="float">
            <text:p>31520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徐聖裕</text:p>
          </table:table-cell>
          <table:table-cell office:value-type="float" office:value="315201" calcext:value-type="float">
            <text:p>31520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黃冠嘉</text:p>
          </table:table-cell>
          <table:table-cell office:value-type="float" office:value="315184" calcext:value-type="float">
            <text:p>315184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游定慧</text:p>
          </table:table-cell>
          <table:table-cell office:value-type="float" office:value="315223" calcext:value-type="float">
            <text:p>315223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卓庭羽</text:p>
          </table:table-cell>
          <table:table-cell office:value-type="float" office:value="315208" calcext:value-type="float">
            <text:p>315208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黃金玉</text:p>
          </table:table-cell>
          <table:table-cell office:value-type="float" office:value="315225" calcext:value-type="float">
            <text:p>315225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林君樺</text:p>
          </table:table-cell>
          <table:table-cell office:value-type="float" office:value="315189" calcext:value-type="float">
            <text:p>315189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羅楨婷</text:p>
          </table:table-cell>
          <table:table-cell office:value-type="float" office:value="315226" calcext:value-type="float">
            <text:p>315226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廖珮羽</text:p>
          </table:table-cell>
          <table:table-cell office:value-type="float" office:value="315209" calcext:value-type="float">
            <text:p>315209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林書妤</text:p>
          </table:table-cell>
          <table:table-cell office:value-type="float" office:value="315210" calcext:value-type="float">
            <text:p>31521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黃品勻</text:p>
          </table:table-cell>
          <table:table-cell office:value-type="float" office:value="315211" calcext:value-type="float">
            <text:p>315211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黃柏瑜</text:p>
          </table:table-cell>
          <table:table-cell office:value-type="float" office:value="315195" calcext:value-type="float">
            <text:p>315195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林昌暭</text:p>
          </table:table-cell>
          <table:table-cell office:value-type="float" office:value="315175" calcext:value-type="float">
            <text:p>315175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呂冠毅</text:p>
          </table:table-cell>
          <table:table-cell office:value-type="float" office:value="315196" calcext:value-type="float">
            <text:p>315196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傅軍翔</text:p>
          </table:table-cell>
          <table:table-cell office:value-type="float" office:value="315177" calcext:value-type="float">
            <text:p>315177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謝棋样</text:p>
          </table:table-cell>
          <table:table-cell office:value-type="float" office:value="315179" calcext:value-type="float">
            <text:p>315179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林庭右</text:p>
          </table:table-cell>
          <table:table-cell office:value-type="float" office:value="315216" calcext:value-type="float">
            <text:p>315216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張珈榕</text:p>
          </table:table-cell>
          <table:table-cell office:value-type="float" office:value="315217" calcext:value-type="float">
            <text:p>315217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張元昊</text:p>
          </table:table-cell>
          <table:table-cell office:value-type="float" office:value="315218" calcext:value-type="float">
            <text:p>315218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鄭浩昕</text:p>
          </table:table-cell>
          <table:table-cell office:value-type="float" office:value="315199" calcext:value-type="float">
            <text:p>315199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張智翔</text:p>
          </table:table-cell>
          <table:table-cell office:value-type="float" office:value="315202" calcext:value-type="float">
            <text:p>315202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温禮丞</text:p>
          </table:table-cell>
          <table:table-cell office:value-type="float" office:value="315193" calcext:value-type="float">
            <text:p>315193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劉羽涵</text:p>
          </table:table-cell>
          <table:table-cell office:value-type="float" office:value="315204" calcext:value-type="float">
            <text:p>315204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劉芸瑄</text:p>
          </table:table-cell>
          <table:table-cell office:value-type="float" office:value="315222" calcext:value-type="float">
            <text:p>315222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邱筠涵</text:p>
          </table:table-cell>
          <table:table-cell office:value-type="float" office:value="315187" calcext:value-type="float">
            <text:p>315187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張珈儒</text:p>
          </table:table-cell>
          <table:table-cell office:value-type="float" office:value="315188" calcext:value-type="float">
            <text:p>315188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邱婉筑</text:p>
          </table:table-cell>
          <table:table-cell office:value-type="float" office:value="315190" calcext:value-type="float">
            <text:p>31519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張宸語</text:p>
          </table:table-cell>
          <table:table-cell office:value-type="float" office:value="315191" calcext:value-type="float">
            <text:p>315191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徐竫椏</text:p>
          </table:table-cell>
          <table:table-cell office:value-type="float" office:value="315227" calcext:value-type="float">
            <text:p>315227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盧夢潔</text:p>
          </table:table-cell>
          <table:table-cell office:value-type="float" office:value="315228" calcext:value-type="float">
            <text:p>315228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許坤憲</text:p>
          </table:table-cell>
          <table:table-cell office:value-type="float" office:value="215493" calcext:value-type="float">
            <text:p>215493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黃柏森</text:p>
          </table:table-cell>
          <table:table-cell office:value-type="float" office:value="215494" calcext:value-type="float">
            <text:p>215494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魏宇漢</text:p>
          </table:table-cell>
          <table:table-cell office:value-type="float" office:value="215495" calcext:value-type="float">
            <text:p>215495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劉岳澄</text:p>
          </table:table-cell>
          <table:table-cell office:value-type="float" office:value="215496" calcext:value-type="float">
            <text:p>215496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林勝杰</text:p>
          </table:table-cell>
          <table:table-cell office:value-type="float" office:value="215497" calcext:value-type="float">
            <text:p>215497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張庭瑜</text:p>
          </table:table-cell>
          <table:table-cell office:value-type="float" office:value="215498" calcext:value-type="float">
            <text:p>215498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黃仲緯</text:p>
          </table:table-cell>
          <table:table-cell office:value-type="float" office:value="215499" calcext:value-type="float">
            <text:p>215499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陳宥</text:p>
          </table:table-cell>
          <table:table-cell office:value-type="float" office:value="215500" calcext:value-type="float">
            <text:p>21550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林品叡</text:p>
          </table:table-cell>
          <table:table-cell office:value-type="float" office:value="215501" calcext:value-type="float">
            <text:p>21550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蕭暄霓</text:p>
          </table:table-cell>
          <table:table-cell office:value-type="float" office:value="215502" calcext:value-type="float">
            <text:p>215502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吳家伃</text:p>
          </table:table-cell>
          <table:table-cell office:value-type="float" office:value="215503" calcext:value-type="float">
            <text:p>215503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張思慈</text:p>
          </table:table-cell>
          <table:table-cell office:value-type="float" office:value="215504" calcext:value-type="float">
            <text:p>215504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管宥甯</text:p>
          </table:table-cell>
          <table:table-cell office:value-type="float" office:value="215505" calcext:value-type="float">
            <text:p>215505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洪芷彤</text:p>
          </table:table-cell>
          <table:table-cell office:value-type="float" office:value="215506" calcext:value-type="float">
            <text:p>215506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吳思嫻</text:p>
          </table:table-cell>
          <table:table-cell office:value-type="float" office:value="215507" calcext:value-type="float">
            <text:p>215507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陸湘榕</text:p>
          </table:table-cell>
          <table:table-cell office:value-type="float" office:value="215508" calcext:value-type="float">
            <text:p>215508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倪鈺璇</text:p>
          </table:table-cell>
          <table:table-cell office:value-type="float" office:value="215509" calcext:value-type="float">
            <text:p>215509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徐甄</text:p>
          </table:table-cell>
          <table:table-cell office:value-type="float" office:value="215470" calcext:value-type="float">
            <text:p>21547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黃浩宇</text:p>
          </table:table-cell>
          <table:table-cell office:value-type="float" office:value="215511" calcext:value-type="float">
            <text:p>215511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陸琦閎</text:p>
          </table:table-cell>
          <table:table-cell office:value-type="float" office:value="215512" calcext:value-type="float">
            <text:p>215512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林冠穎</text:p>
          </table:table-cell>
          <table:table-cell office:value-type="float" office:value="215513" calcext:value-type="float">
            <text:p>215513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黃天佑</text:p>
          </table:table-cell>
          <table:table-cell office:value-type="float" office:value="215514" calcext:value-type="float">
            <text:p>215514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羅于清</text:p>
          </table:table-cell>
          <table:table-cell office:value-type="float" office:value="215515" calcext:value-type="float">
            <text:p>215515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張軒綸</text:p>
          </table:table-cell>
          <table:table-cell office:value-type="float" office:value="215516" calcext:value-type="float">
            <text:p>215516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莊立群</text:p>
          </table:table-cell>
          <table:table-cell office:value-type="float" office:value="215517" calcext:value-type="float">
            <text:p>215517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羅房佑</text:p>
          </table:table-cell>
          <table:table-cell office:value-type="float" office:value="215518" calcext:value-type="float">
            <text:p>215518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江威毅</text:p>
          </table:table-cell>
          <table:table-cell office:value-type="float" office:value="215519" calcext:value-type="float">
            <text:p>215519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張瑋杰</text:p>
          </table:table-cell>
          <table:table-cell office:value-type="float" office:value="215520" calcext:value-type="float">
            <text:p>21552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謝文晴</text:p>
          </table:table-cell>
          <table:table-cell office:value-type="float" office:value="215521" calcext:value-type="float">
            <text:p>215521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詹靜庭</text:p>
          </table:table-cell>
          <table:table-cell office:value-type="float" office:value="215522" calcext:value-type="float">
            <text:p>215522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鄧珮瑄</text:p>
          </table:table-cell>
          <table:table-cell office:value-type="float" office:value="215523" calcext:value-type="float">
            <text:p>215523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曾妤姍</text:p>
          </table:table-cell>
          <table:table-cell office:value-type="float" office:value="215524" calcext:value-type="float">
            <text:p>215524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黃珮慈</text:p>
          </table:table-cell>
          <table:table-cell office:value-type="float" office:value="215525" calcext:value-type="float">
            <text:p>215525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鄧湘穎</text:p>
          </table:table-cell>
          <table:table-cell office:value-type="float" office:value="215526" calcext:value-type="float">
            <text:p>215526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江寬柔</text:p>
          </table:table-cell>
          <table:table-cell office:value-type="float" office:value="215527" calcext:value-type="float">
            <text:p>215527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張喬嘉</text:p>
          </table:table-cell>
          <table:table-cell office:value-type="float" office:value="215528" calcext:value-type="float">
            <text:p>215528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陸佳鎮</text:p>
          </table:table-cell>
          <table:table-cell office:value-type="float" office:value="215529" calcext:value-type="float">
            <text:p>215529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徐佳宏</text:p>
          </table:table-cell>
          <table:table-cell office:value-type="float" office:value="215530" calcext:value-type="float">
            <text:p>21553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林聖諺</text:p>
          </table:table-cell>
          <table:table-cell office:value-type="float" office:value="215531" calcext:value-type="float">
            <text:p>215531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邱韋翔</text:p>
          </table:table-cell>
          <table:table-cell office:value-type="float" office:value="215532" calcext:value-type="float">
            <text:p>215532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陳正恆</text:p>
          </table:table-cell>
          <table:table-cell office:value-type="float" office:value="215533" calcext:value-type="float">
            <text:p>215533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梁智翔</text:p>
          </table:table-cell>
          <table:table-cell office:value-type="float" office:value="215534" calcext:value-type="float">
            <text:p>215534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詹宜學</text:p>
          </table:table-cell>
          <table:table-cell office:value-type="float" office:value="215535" calcext:value-type="float">
            <text:p>215535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吳弦晉</text:p>
          </table:table-cell>
          <table:table-cell office:value-type="float" office:value="215536" calcext:value-type="float">
            <text:p>215536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張洋碩</text:p>
          </table:table-cell>
          <table:table-cell office:value-type="float" office:value="215537" calcext:value-type="float">
            <text:p>215537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林柯偉</text:p>
          </table:table-cell>
          <table:table-cell office:value-type="float" office:value="215538" calcext:value-type="float">
            <text:p>215538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管姝婷</text:p>
          </table:table-cell>
          <table:table-cell office:value-type="float" office:value="215539" calcext:value-type="float">
            <text:p>215539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吳侑庭</text:p>
          </table:table-cell>
          <table:table-cell office:value-type="float" office:value="215540" calcext:value-type="float">
            <text:p>21554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陳柔聿</text:p>
          </table:table-cell>
          <table:table-cell office:value-type="float" office:value="215541" calcext:value-type="float">
            <text:p>215541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梁妤婕</text:p>
          </table:table-cell>
          <table:table-cell office:value-type="float" office:value="215542" calcext:value-type="float">
            <text:p>215542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鍾儒逸</text:p>
          </table:table-cell>
          <table:table-cell office:value-type="float" office:value="215543" calcext:value-type="float">
            <text:p>215543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陸淑槿</text:p>
          </table:table-cell>
          <table:table-cell office:value-type="float" office:value="215545" calcext:value-type="float">
            <text:p>215545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張銘軒</text:p>
          </table:table-cell>
          <table:table-cell office:value-type="float" office:value="215546" calcext:value-type="float">
            <text:p>215546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傅芳儀</text:p>
          </table:table-cell>
          <table:table-cell office:value-type="float" office:value="215547" calcext:value-type="float">
            <text:p>215547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吳迦美</text:p>
          </table:table-cell>
          <table:table-cell office:value-type="float" office:value="215548" calcext:value-type="float">
            <text:p>2155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微軟正黑體" style:language-asian="zh" style:country-asian="TW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Worksheet" style:display-name="PageStyle_Work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09:38:52.264000000</meta:creation-date>
    <dc:date>2018-10-29T09:39:13.589000000</dc:date>
    <meta:editing-duration>PT23S</meta:editing-duration>
    <meta:editing-cycles>1</meta:editing-cycles>
    <meta:document-statistic meta:table-count="1" meta:cell-count="1176" meta:object-count="0"/>
    <meta:generator>LibreOffice/6.1.2.1$Windows_X86_64 LibreOffice_project/65905a128db06ba48db947242809d14d3f9a93fe</meta:generator>
  </office:meta>
</office:document-meta>
</file>